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41cm" table:align="left"/>
    </style:style>
    <style:style style:name="Tableau1.A" style:family="table-column">
      <style:table-column-properties style:column-width="1.395cm"/>
    </style:style>
    <style:style style:name="Tableau1.B" style:family="table-column">
      <style:table-column-properties style:column-width="3.009cm"/>
    </style:style>
    <style:style style:name="Tableau1.C" style:family="table-column">
      <style:table-column-properties style:column-width="4.464cm"/>
    </style:style>
    <style:style style:name="Tableau1.D" style:family="table-column">
      <style:table-column-properties style:column-width="7.772cm"/>
    </style:style>
    <style:style style:name="Tableau1.A1" style:family="table-cell">
      <style:table-cell-properties style:vertical-align="middle" fo:padding="0.185cm" fo:border="0.002cm solid #000000"/>
    </style:style>
    <style:style style:name="Tableau2" style:family="table">
      <style:table-properties style:width="17cm" table:align="left"/>
    </style:style>
    <style:style style:name="Tableau2.A" style:family="table-column">
      <style:table-column-properties style:column-width="1.639cm"/>
    </style:style>
    <style:style style:name="Tableau2.B" style:family="table-column">
      <style:table-column-properties style:column-width="2.355cm"/>
    </style:style>
    <style:style style:name="Tableau2.C" style:family="table-column">
      <style:table-column-properties style:column-width="2.381cm"/>
    </style:style>
    <style:style style:name="Tableau2.D" style:family="table-column">
      <style:table-column-properties style:column-width="5.091cm"/>
    </style:style>
    <style:style style:name="Tableau2.E" style:family="table-column">
      <style:table-column-properties style:column-width="1.279cm"/>
    </style:style>
    <style:style style:name="Tableau2.F" style:family="table-column">
      <style:table-column-properties style:column-width="1.707cm"/>
    </style:style>
    <style:style style:name="Tableau2.G" style:family="table-column">
      <style:table-column-properties style:column-width="2.549cm"/>
    </style:style>
    <style:style style:name="Tableau2.A1" style:family="table-cell">
      <style:table-cell-properties style:vertical-align="middle" fo:padding="0.185cm" fo:border="0.002cm solid #000000"/>
    </style:style>
    <style:style style:name="P1" style:family="paragraph" style:parent-style-name="Heading_20_2">
      <style:paragraph-properties loext:contextual-spacing="false" fo:margin-top="0.635cm" fo:margin-bottom="0.141cm" fo:line-height="165%" fo:text-align="justify" style:justify-single-word="false" style:writing-mode="lr-tb"/>
      <style:text-properties fo:font-variant="normal" fo:text-transform="none" fo:color="#000000" style:text-line-through-style="none" style:font-name="Arial" fo:font-size="18pt" fo:font-style="normal" style:text-underline-style="none" fo:font-weight="bold" style:text-blinking="false" fo:background-color="transparent"/>
    </style:style>
    <style:style style:name="P2"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3" style:family="paragraph" style:parent-style-name="Table_20_Contents">
      <style:paragraph-properties loext:contextual-spacing="false" fo:margin-left="0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4" style:family="paragraph" style:parent-style-name="Table_20_Contents">
      <style:paragraph-properties loext:contextual-spacing="false" fo:margin-left="0cm" fo:margin-right="0cm" fo:margin-top="0cm" fo:margin-bottom="0cm" fo:line-height="144%" fo:text-align="justify" style:justify-single-word="false" fo:text-indent="0cm" style:auto-text-indent="false" style:writing-mode="lr-tb"/>
    </style:style>
    <style:style style:name="P5" style:family="paragraph" style:parent-style-name="Table_20_Contents">
      <style:paragraph-properties loext:contextual-spacing="false" fo:margin-left="0.21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6" style:family="paragraph" style:parent-style-name="Table_20_Contents">
      <style:paragraph-properties loext:contextual-spacing="false" fo:margin-left="0.212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7" style:family="paragraph" style:parent-style-name="Table_20_Contents">
      <style:paragraph-properties loext:contextual-spacing="false" fo:margin-left="0.132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8"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style>
    <style:style style:name="P9" style:family="paragraph" style:parent-style-name="Table_20_Contents">
      <style:paragraph-properties loext:contextual-spacing="false" fo:margin-left="0.053cm" fo:margin-right="0cm" fo:margin-top="0cm" fo:margin-bottom="0cm" fo:line-height="144%" fo:text-align="justify" style:justify-single-word="false" fo:text-indent="0cm" style:auto-text-indent="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10"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7.5pt" fo:font-style="normal" style:text-underline-style="none" fo:font-weight="bold" style:text-blinking="false" fo:background-color="transparent"/>
    </style:style>
    <style:style style:name="P11" style:family="paragraph" style:parent-style-name="Table_20_Contents">
      <style:paragraph-properties loext:contextual-spacing="false" fo:margin-left="0.026cm" fo:margin-right="0cm" fo:margin-top="0cm" fo:margin-bottom="0cm" fo:line-height="144%" fo:text-align="justify" style:justify-single-word="false"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2" style:family="paragraph" style:parent-style-name="Table_20_Contents">
      <style:paragraph-properties loext:contextual-spacing="false" fo:margin-left="0.159cm" fo:margin-right="0cm" fo:margin-top="0cm" fo:margin-bottom="0cm" fo:line-height="144%" fo:text-indent="0.079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3" style:family="paragraph" style:parent-style-name="Table_20_Contents">
      <style:paragraph-properties loext:contextual-spacing="false" fo:margin-left="0.265cm" fo:margin-right="0cm" fo:margin-top="0cm" fo:margin-bottom="0cm" fo:line-height="144%" fo:text-indent="0cm" style:auto-text-indent="false"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14" style:family="paragraph" style:parent-style-name="Table_20_Contents">
      <style:paragraph-properties loext:contextual-spacing="false" fo:margin-left="0.265cm" fo:margin-right="0cm" fo:margin-top="0cm" fo:margin-bottom="0cm" fo:line-height="144%" fo:text-align="center" style:justify-single-word="false" fo:text-indent="0cm" style:auto-text-indent="false" style:writing-mode="lr-tb"/>
      <style:text-properties fo:font-variant="normal" fo:text-transform="none" fo:color="#000000" style:text-line-through-style="none" style:font-name="Arial" fo:font-size="9pt" fo:font-style="normal" style:text-underline-style="none" fo:font-weight="bold" style:text-blinking="false" fo:background-color="transparent"/>
    </style:style>
    <style:style style:name="P15" style:family="paragraph" style:parent-style-name="Table_20_Contents">
      <style:paragraph-properties loext:contextual-spacing="false" fo:margin-left="0.026cm" fo:margin-right="0cm" fo:margin-top="0cm" fo:margin-bottom="0cm" fo:line-height="144%" fo:text-align="justify" style:justify-single-word="false" fo:text-indent="0cm" style:auto-text-indent="false" style:writing-mode="lr-tb"/>
    </style:style>
    <style:style style:name="P16" style:family="paragraph" style:parent-style-name="Text_20_body">
      <style:paragraph-properties loext:contextual-spacing="false" fo:margin-top="0cm" fo:margin-bottom="0cm" fo:line-height="165%" fo:text-align="start" style:justify-single-word="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font-style-asian="italic" style:font-style-complex="italic"/>
    </style:style>
    <style:style style:name="P17" style:family="paragraph" style:parent-style-name="Text_20_body">
      <style:paragraph-properties loext:contextual-spacing="false" fo:margin-top="0cm" fo:margin-bottom="0cm" fo:line-height="165%" fo:text-align="justify" style:justify-single-word="false" style:writing-mode="lr-tb"/>
      <style:text-properties fo:font-weight="normal"/>
    </style:style>
    <style:style style:name="P18" style:family="paragraph" style:parent-style-name="Text_20_body">
      <style:paragraph-properties fo:margin-top="0cm" fo:margin-bottom="0cm" fo:line-height="165%" fo:text-align="justify" style:justify-single-word="false" style:writing-mode="lr-tb"/>
    </style:style>
    <style:style style:name="P19" style:family="paragraph" style:parent-style-name="Heading_20_1">
      <style:text-properties fo:font-size="18pt" style:font-size-asian="18pt" style:font-size-complex="18pt"/>
    </style:style>
    <style:style style:name="P20" style:family="paragraph" style:parent-style-name="Text_20_body">
      <style:text-properties fo:font-style="italic" style:font-style-asian="italic" style:font-style-complex="italic"/>
    </style:style>
    <style:style style:name="P21" style:family="paragraph" style:parent-style-name="Table_20_Contents">
      <style:text-properties fo:font-style="italic" style:font-style-asian="italic" style:font-style-complex="italic"/>
    </style:style>
    <style:style style:name="P22" style:family="paragraph" style:parent-style-name="Text_20_body">
      <style:paragraph-properties loext:contextual-spacing="false" fo:margin-top="0cm" fo:margin-bottom="0cm" fo:line-height="165%" fo:text-align="justify" style:justify-single-word="false" style:writing-mode="lr-tb"/>
      <style:text-properties fo:font-variant="normal" fo:text-transform="none" fo:color="#000000" style:text-line-through-style="none" style:font-name="Arial" fo:font-size="10.5pt" fo:font-style="italic" style:text-underline-style="none" fo:font-weight="normal" style:text-blinking="false" fo:background-color="transparent"/>
    </style:style>
    <style:style style:name="P23" style:family="paragraph" style:parent-style-name="Text_20_body">
      <style:paragraph-properties loext:contextual-spacing="false" fo:margin-top="0cm" fo:margin-bottom="0cm" fo:line-height="100%" fo:text-align="justify" style:justify-single-word="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tyle-asian="normal" style:font-style-complex="normal"/>
    </style:style>
    <style:style style:name="P24" style:family="paragraph" style:parent-style-name="Text_20_body">
      <style:paragraph-properties loext:contextual-spacing="false" fo:margin-top="0cm" fo:margin-bottom="0cm" fo:line-height="100%" fo:text-align="justify" style:justify-single-word="false" style:writing-mode="lr-tb"/>
      <style:text-properties fo:font-style="italic" style:font-style-asian="italic" style:font-style-complex="italic"/>
    </style:style>
    <style:style style:name="P25" style:family="paragraph" style:parent-style-name="Text_20_body" style:list-style-name="L1">
      <style:paragraph-properties loext:contextual-spacing="false" fo:margin-top="0cm" fo:margin-bottom="0cm" fo:line-height="165%" fo:text-align="justify" style:justify-single-word="false" fo:background-color="transparent" style:writing-mode="lr-tb">
        <style:background-image/>
      </style:paragraph-properties>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10.5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T3" style:family="text">
      <style:text-properties fo:font-variant="normal" fo:text-transform="none" fo:color="#000000" style:text-line-through-style="none" style:font-name="Arial" fo:font-size="10.5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font-name="Arial" fo:font-size="10.5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font-name="Arial" fo:font-size="10.5pt" fo:font-style="italic" style:text-underline-style="none" fo:font-weight="normal" style:text-blinking="false" fo:background-color="transparent" style:font-style-asian="italic" style:font-style-complex="italic"/>
    </style:style>
    <style:style style:name="T6" style:family="text">
      <style:text-properties fo:font-variant="normal" fo:text-transform="none" fo:color="#000000" style:text-line-through-style="none" style:font-name="Arial" fo:font-size="6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font-name="Arial" fo:font-size="6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underline-style="none" style:text-blinking="false" fo:background-color="transparent" loext:char-shading-value="0"/>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docs-internal-guid-12216fcf-701f-4104-cb84-45c3d69e458d"/>Fiche de définition du projet / charte de projet</text:h>
      <text:h text:style-name="P19" text:outline-level="1">Titre abrégé du projet : Projet VR</text:h>
      <text:h text:style-name="P19" text:outline-level="1">Titre long du projet : <text:span text:style-name="T9">Initiation à la Réalité Virtuelle</text:span></text:h>
      <text:h text:style-name="P19" text:outline-level="1">Résumé:</text:h>
      <text:p text:style-name="P16"><text:tab/>Nous souhaitons organiser un événement ou nous exposerons des casque VR (virtual reality), et permettrons au étudiants de tester ces casque à travers différente activité, comme la diffusion de film normal et de film à 360° , ainsi que quelque jeux vidéo utilisant la technologie VR . De plus nous voulons permettre au personne qui aurons tester de repartir avec leur propre casque VR ( mise en vente de google KeyBoard : casque en cartons à petits budgets ) pour qui puise eu mémé partagé c'est technologie avec leur famille .</text:p>
      <text:h text:style-name="Heading_20_2" text:outline-level="2">Finalités du projet</text:h>
      <text:p text:style-name="P16"><text:tab/>Le but est de faire découvrir les casque de réalité virtuelle, aux public de université (enseignent ou élevé ) . Les initier a une nouvelle technologie qui pourrais représenter un enjeux majeure dans le domaine numérique du monde de demain et d’aujourd’hui . De voire les différente technologie qui excite déjà et leur application mis en ouvre . <text:s/></text:p>
      <text:h text:style-name="Heading_20_2" text:outline-level="2">Contexte</text:h>
      <text:p text:style-name="Text_20_body"><text:tab/><text:span text:style-name="T10">La présentation se déroulerais sur un jour de cours pour permettre au élevé de venir assister au activité durant leur temps de pause (entre deux cours, heure du repas) . Le temps d'une activité et serais d'environ 5 minute voire moins .</text:span></text:p>
      <text:p text:style-name="P20"><text:tab/>La séance se passerais dans le halle d'entre, pour permettre de touche une maximums de personne de tous les départements </text:p>
      <text:p text:style-name="P20"><text:tab/>les activité seront présenter sous le forma de petit stand avec un grand activité au centre comme, un casque VR sur un jeux vidéo, avec un rediffusion du flux vidéo sur un écran a l'aide d'un vidéo projecteur pour permettre d’attiré les gens sur la découverte <text:s text:c="2"/></text:p>
      <text:h text:style-name="P1" text:outline-level="2">Résultats attendus</text:h>
      <text:p text:style-name="P18"><text:span text:style-name="T2"><text:tab/></text:span><text:span text:style-name="T5">les critères de succès, serait la présence et surtout participation des étudiant et des enseignent au activité .Le deuxième critères de succès serais que les gens et compris l’intérêt que vont avoir ces casque dans le future . l’intérêt pourra être traduit par les vente des casque (google keyBoard), plus <text:s/>on vendra de casque, plus on aura réussi à convaincre le public </text:span></text:p>
      <text:h text:style-name="P1" text:outline-level="2"><text:soft-page-break/>Vérification préliminaire - Objectif SMART</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
          </table:table-cell>
          <table:table-cell table:style-name="Tableau1.A1" office:value-type="string">
            <text:p text:style-name="P2">Critère</text:p>
          </table:table-cell>
          <table:table-cell table:style-name="Tableau1.A1" office:value-type="string">
            <text:p text:style-name="P5">définition du critère</text:p>
          </table:table-cell>
          <table:table-cell table:style-name="Tableau1.A1" office:value-type="string">
            <text:p text:style-name="P7">Votre projet (faire un commentaire argumenté)</text:p>
          </table:table-cell>
        </table:table-row>
        <table:table-row>
          <table:table-cell table:style-name="Tableau1.A1" office:value-type="string">
            <text:p text:style-name="P2">S</text:p>
          </table:table-cell>
          <table:table-cell table:style-name="Tableau1.A1" office:value-type="string">
            <text:p text:style-name="P8"><text:span text:style-name="T1">S</text:span><text:span text:style-name="T3">pécifique (cadré)</text:span></text:p>
          </table:table-cell>
          <table:table-cell table:style-name="Tableau1.A1" office:value-type="string">
            <text:p text:style-name="P6">L’objectif est bien cadré et clair</text:p>
          </table:table-cell>
          <table:table-cell table:style-name="Tableau1.A1" office:value-type="string">
            <text:p text:style-name="P21">L'objectif est simple, présenter un nouveau produit au grand public </text:p>
          </table:table-cell>
        </table:table-row>
        <table:table-row>
          <table:table-cell table:style-name="Tableau1.A1" office:value-type="string">
            <text:p text:style-name="P2">M</text:p>
          </table:table-cell>
          <table:table-cell table:style-name="Tableau1.A1" office:value-type="string">
            <text:p text:style-name="P8"><text:span text:style-name="T1">M</text:span><text:span text:style-name="T3">esurable</text:span></text:p>
          </table:table-cell>
          <table:table-cell table:style-name="Tableau1.A1" office:value-type="string">
            <text:p text:style-name="P6">Il doit être mesurable, par des indicateurs chiffrés ou des livrables</text:p>
          </table:table-cell>
          <table:table-cell table:style-name="Tableau1.A1" office:value-type="string">
            <text:p text:style-name="P21">Il est mesurable, par le nombre de personne qui aurons participer </text:p>
          </table:table-cell>
        </table:table-row>
        <table:table-row>
          <table:table-cell table:style-name="Tableau1.A1" office:value-type="string">
            <text:p text:style-name="P2">A</text:p>
          </table:table-cell>
          <table:table-cell table:style-name="Tableau1.A1" office:value-type="string">
            <text:p text:style-name="P8"><text:span text:style-name="T1">A</text:span><text:span text:style-name="T3">tteignable</text:span></text:p>
            <text:p text:style-name="P9">« Ambitieux »</text:p>
            <text:p text:style-name="P9">« Approprié »</text:p>
            <text:p text:style-name="P9">« Attirant »</text:p>
          </table:table-cell>
          <table:table-cell table:style-name="Tableau1.A1" office:value-type="string">
            <text:p text:style-name="P6">Un challenge motivant qui demande, certes, des efforts, mais qui apporte un plus par rapport à la situation initiale.</text:p>
          </table:table-cell>
          <table:table-cell table:style-name="Tableau1.A1" office:value-type="string">
            <text:p text:style-name="P21">Le projets représente des difficulté d'on certaine pas négligeable : le budget, la fragilité des produit ext ... <text:s/></text:p>
            <text:p text:style-name="P21">mais ça représente un moment de partage, et d'amusement </text:p>
            <text:p text:style-name="P21">de plus ces technologie serons sans doute les technologie avec les quelle nous travaillons plus tard </text:p>
          </table:table-cell>
        </table:table-row>
        <table:table-row>
          <table:table-cell table:style-name="Tableau1.A1" office:value-type="string">
            <text:p text:style-name="P2">R</text:p>
          </table:table-cell>
          <table:table-cell table:style-name="Tableau1.A1" office:value-type="string">
            <text:p text:style-name="P8"><text:span text:style-name="T1">R</text:span><text:span text:style-name="T3">éaliste</text:span></text:p>
          </table:table-cell>
          <table:table-cell table:style-name="Tableau1.A1" office:value-type="string">
            <text:p text:style-name="P6">L’objectif est réaliste dans le contexte du parcours en équipe-projet (durée, nombre d’heures de travail, compétences)</text:p>
          </table:table-cell>
          <table:table-cell table:style-name="Tableau1.A1" office:value-type="string">
            <text:p text:style-name="P21">Malgré la barrière très important que représente accessibilité aux matériel, le projet semble réalisable, et représente un charge de travaille suffisante (organisation, préparation, animation) <text:s text:c="2"/></text:p>
          </table:table-cell>
        </table:table-row>
        <table:table-row>
          <table:table-cell table:style-name="Tableau1.A1" office:value-type="string">
            <text:p text:style-name="P2">T</text:p>
          </table:table-cell>
          <table:table-cell table:style-name="Tableau1.A1" office:value-type="string">
            <text:p text:style-name="P4"><text:span text:style-name="T1">T</text:span><text:span text:style-name="T3">emporelleme</text:span><text:span text:style-name="T3">nt </text:span><text:span text:style-name="T3">défini</text:span></text:p>
          </table:table-cell>
          <table:table-cell table:style-name="Tableau1.A1" office:value-type="string">
            <text:p text:style-name="P6">Il doit être inscrit dans le temps, avec une date de fin et éventuellement des points intermédiaires</text:p>
            <text:p text:style-name="Table_20_Contents"/>
          </table:table-cell>
          <table:table-cell table:style-name="Tableau1.A1" office:value-type="string">
            <text:p text:style-name="P21">Le projets se divis en deux temps :</text:p>
            <text:p text:style-name="P21">- Dans un premier temps l'organisation, environ 2 mois, principalement durant les heure de communication (2 heure semaine) </text:p>
            <text:p text:style-name="P21">- Préparation et animation, une journée à la fin du premier temps (avril) cœur du projet, représente la partie visible du projet pour le public </text:p>
          </table:table-cell>
        </table:table-row>
      </table:table>
      <text:p text:style-name="Text_20_body"/>
      <text:h text:style-name="P1" text:outline-level="2">Principaux risques</text:h>
      <text:p text:style-name="P22">Le principal risque serait qu'on ne puise pas avoir le matérielle, en effet une partie du matérielle coûte trop cher donc devrons être loué mais ceci pourrait toujours représente un coût </text:p>
      <text:p text:style-name="P22">un autre risque serait qu'on n'ai pas le halle pour faire notre présentation en effet, ils représente un emplacement stratégique pour touche le plus de gens possible </text:p>
      <text:p text:style-name="P22">un dernier risque, serais la destruction de matérielle . En effet nous devrons confier au utilisateur se qui représente un risque très important <text:s/></text:p>
      <text:h text:style-name="P1" text:outline-level="2"><text:soft-page-break/>Moyens et ressources</text:h>
      <text:p text:style-name="P24">Les moyens qui l'on dispose au niveau matérielle sont faible, cependant nous aurons la possibilité d'avoir du matérielle par les différent organisme universitaire ( table, chaise, vidéo projecteur …) . le gros du matérielle devra être loué ( casque VR ) a une entreprise ou particulier,un autre devra être acheter (google keybord (petit prix) ) .</text:p>
      <text:p text:style-name="P24">Par-contre nous avons les connaissance technique, et n'aurons besoin d'aucun spécialiste se qui représente un atout non négligeable <text:s text:c="4"/></text:p>
      <text:h text:style-name="P1" text:outline-level="2">Savoirs à mettre en oeuvre</text:h>
      <text:p text:style-name="P23">les compétence en informatique apporter par notre parcoure au saint de l'IUT et avant </text:p>
      <text:p text:style-name="P23">les compétence dans le domaine de la publicité ( affiche et film promotionnelle )</text:p>
      <text:p text:style-name="P23">connaissance sur la technologie VR </text:p>
      <text:h text:style-name="P1" text:outline-level="2">Membres de l’équipe</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10">Civilité</text:p>
          </table:table-cell>
          <table:table-cell table:style-name="Tableau2.A1" office:value-type="string">
            <text:p text:style-name="P11">Nom</text:p>
          </table:table-cell>
          <table:table-cell table:style-name="Tableau2.A1" office:value-type="string">
            <text:p text:style-name="P12">Prénom</text:p>
          </table:table-cell>
          <table:table-cell table:style-name="Tableau2.A1" office:value-type="string">
            <text:p text:style-name="P13">Adresse e-mail</text:p>
          </table:table-cell>
          <table:table-cell table:style-name="Tableau2.A1" office:value-type="string">
            <text:p text:style-name="P15"><text:span text:style-name="T1">Rôle</text:span><text:span text:style-name="T6">(</text:span><text:span text:style-name="T1">*</text:span><text:span text:style-name="T6">)</text:span></text:p>
          </table:table-cell>
          <table:table-cell table:style-name="Tableau2.A1" office:value-type="string">
            <text:p text:style-name="P3">Session<text:line-break/>GdP</text:p>
          </table:table-cell>
          <table:table-cell table:style-name="Tableau2.A1" office:value-type="string">
            <text:p text:style-name="P14">modules</text:p>
            <text:p text:style-name="P14">suivis</text:p>
          </table:table-cell>
        </table:table-row>
        <table:table-row>
          <table:table-cell table:style-name="Tableau2.A1" office:value-type="string">
            <text:p text:style-name="Table_20_Contents">Mr </text:p>
          </table:table-cell>
          <table:table-cell table:style-name="Tableau2.A1" office:value-type="string">
            <text:p text:style-name="Table_20_Contents">LELONG</text:p>
          </table:table-cell>
          <table:table-cell table:style-name="Tableau2.A1" office:value-type="string">
            <text:p text:style-name="Table_20_Contents">Benjamin</text:p>
          </table:table-cell>
          <table:table-cell table:style-name="Tableau2.A1" office:value-type="string">
            <text:p text:style-name="Table_20_Contents">lelongben50@outlook.fr</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
      <text:p text:style-name="P17"><text:span text:style-name="T7">(</text:span><text:span text:style-name="T4">*</text:span><text:span text:style-name="T7">)</text:span><text:span text:style-name="T8"> </text:span><text:span text:style-name="T4">Rôles : porteur du projet, animateur, équipier, consultant, référent, client.</text:span></text:p>
      <text:h text:style-name="P1" text:outline-level="2">Règles de fonctionnement de l’équipe</text:h>
      <text:list xml:id="list8393391061013948002" text:style-name="L1">
        <text:list-item>
          <text:p text:style-name="P25">2 heure par semaine durant un mois <text:s/>+ un journée complète . </text:p>
        </text:list-item>
        <text:list-item>
          <text:p text:style-name="P25">Heure de communication</text:p>
        </text:list-item>
        <text:list-item>
          <text:p text:style-name="P25">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tyle:font-face style:name="Mangal1" svg:font-family="Mangal"/>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cm" style:line-height-at-least="0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28T11:28:06.480000000</meta:creation-date>
    <dc:date>2017-02-17T13:52:52.21</dc:date>
    <meta:editing-duration>PT4H1M27S</meta:editing-duration>
    <meta:editing-cycles>33</meta:editing-cycles>
    <meta:generator>OpenOffice/4.1.3$Win32 OpenOffice.org_project/413m1$Build-9783</meta:generator>
    <dc:creator>Benjamin Lelong</dc:creator>
    <meta:document-statistic meta:table-count="2" meta:image-count="0" meta:object-count="0" meta:page-count="3" meta:paragraph-count="73" meta:word-count="846" meta:character-count="5195"/>
  </office:meta>
</office:document-meta>
</file>